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745cm" table:align="left"/>
    </style:style>
    <style:style style:name="Table1.A" style:family="table-column">
      <style:table-column-properties style:column-width="4.069cm"/>
    </style:style>
    <style:style style:name="Table1.B" style:family="table-column">
      <style:table-column-properties style:column-width="2.746cm"/>
    </style:style>
    <style:style style:name="Table1.C" style:family="table-column">
      <style:table-column-properties style:column-width="2.93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8.294cm" table:align="left"/>
    </style:style>
    <style:style style:name="Table2.A" style:family="table-column">
      <style:table-column-properties style:column-width="8.294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4.457cm" table:align="left"/>
    </style:style>
    <style:style style:name="Table3.A" style:family="table-column">
      <style:table-column-properties style:column-width="4.457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5.754cm" table:align="left"/>
    </style:style>
    <style:style style:name="Table4.A" style:family="table-column">
      <style:table-column-properties style:column-width="5.754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0.342cm" table:align="left"/>
    </style:style>
    <style:style style:name="Table5.A" style:family="table-column">
      <style:table-column-properties style:column-width="10.342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1.197cm" table:align="left"/>
    </style:style>
    <style:style style:name="Table6.A" style:family="table-column">
      <style:table-column-properties style:column-width="11.197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2.751cm" table:align="left"/>
    </style:style>
    <style:style style:name="Table7.A" style:family="table-column">
      <style:table-column-properties style:column-width="3.11cm"/>
    </style:style>
    <style:style style:name="Table7.B" style:family="table-column">
      <style:table-column-properties style:column-width="9.641cm"/>
    </style:style>
    <style:style style:name="Table7.A1" style:family="table-cell">
      <style:table-cell-properties fo:padding="0.097cm" fo:border="none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itmetik och algebra</text:p>
      <text:p text:style-name="Standard"/>
      <text:p text:style-name="Standard">Rationella uttryck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style-name="fr1" draw:name="Object2" text:anchor-type="as-char" svg:width="3.699cm" svg:height="2.545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Object1" text:anchor-type="as-char" svg:width="2.191cm" svg:height="2.545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Object3" text:anchor-type="as-char" svg:width="2.533cm" svg:height="3.074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Standard">(Alla nämnare /= 0.)</text:p>
      <text:p text:style-name="Standard"/>
      <text:p text:style-name="Standard">Några algebraiska formler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Object4" text:anchor-type="as-char" svg:width="7.885cm" svg:height="4.521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Standard"/>
      <text:p text:style-name="Standard">Absolutbelopp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Object5" text:anchor-type="as-char" svg:width="3.972cm" svg:height="1.051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Standard"/>
      <text:p text:style-name="Standard">Rotlagar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1" draw:name="Object6" text:anchor-type="as-char" svg:width="5.233cm" svg:height="2.256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Standard"/>
      <text:p text:style-name="Standard">Kvadratkomplettering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draw:frame draw:style-name="fr1" draw:name="Object7" text:anchor-type="as-char" svg:width="9.908cm" svg:height="1.109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</table:table>
      <text:p text:style-name="Standard"/>
      <text:p text:style-name="Standard">Andragradsekvationen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Table_20_Contents"><draw:frame draw:style-name="fr1" draw:name="Object8" text:anchor-type="as-char" svg:width="10.786cm" svg:height="4.595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</table:table>
      <text:p text:style-name="Standard"/>
      <text:p text:style-name="Standard">Potenser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Table_20_Contents">För reella x och y, och posetiva a och b gäller </text:p>
          </table:table-cell>
          <table:covered-table-cell/>
        </table:table-row>
        <table:table-row>
          <table:table-cell table:style-name="Table7.A1" office:value-type="string">
            <text:p text:style-name="Table_20_Contents"><draw:frame draw:style-name="fr1" draw:name="Object9" text:anchor-type="as-char" svg:width="2.649cm" svg:height="2.244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7.A1" office:value-type="string">
            <text:p text:style-name="Table_20_Contents"><draw:frame draw:style-name="fr1" draw:name="Object10" text:anchor-type="as-char" svg:width="5.796cm" svg:height="2.261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7.A1" table:number-columns-spanned="2" office:value-type="string">
            <text:p text:style-name="Table_20_Contents"><draw:frame draw:style-name="fr1" draw:name="Object11" text:anchor-type="as-char" svg:width="12.458cm" svg:height="1.605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6:27:39</meta:creation-date>
    <dc:date>2011-04-20T17:23:19</dc:date>
    <meta:editing-duration>PT55M48S</meta:editing-duration>
    <meta:editing-cycles>6</meta:editing-cycles>
    <meta:generator>LibreOffice/3.3$Linux LibreOffice_project/330m19$Build-202</meta:generator>
    <meta:document-statistic meta:table-count="7" meta:image-count="0" meta:object-count="11" meta:page-count="2" meta:paragraph-count="21" meta:word-count="28" meta:character-count="21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a</mi>
              <mo stretchy="false">⋅</mo>
              <mfrac>
                <mi>b</mi>
                <mi>c</mi>
              </mfrac>
            </mrow>
            <mrow>
              <mi/>
              <mo stretchy="false">=</mo>
              <mi/>
            </mrow>
            <mfrac>
              <mi mathvariant="italic">ab</mi>
              <mi>c</mi>
            </mfrac>
          </mrow>
        </mtd>
      </mtr>
      <mtr>
        <mtd>
          <mrow>
            <mfrac>
              <mi>a</mi>
              <mfrac>
                <mi>b</mi>
                <mi>c</mi>
              </mfrac>
            </mfrac>
            <mrow>
              <mi/>
              <mo stretchy="false">=</mo>
              <mi/>
            </mrow>
            <mfrac>
              <mi mathvariant="italic">ac</mi>
              <mi>b</mi>
            </mfrac>
          </mrow>
        </mtd>
      </mtr>
    </mtable>
    <annotation encoding="StarMath 5.0">a cdot {b over c} ~=~ {ab} over {c}
newline
{a} over {{b}over{c}} ~=~ {ac} over {b} </annotation>
  </semantics>
</math>
</file>

<file path=Object 10/content.xml><?xml version="1.0" encoding="utf-8"?>
<math xmlns="http://www.w3.org/1998/Math/MathML">
  <semantics>
    <mtable>
      <mtr>
        <mtd>
          <mrow>
            <msup>
              <mi>a</mi>
              <mi>x</mi>
            </msup>
            <msup>
              <mi>b</mi>
              <mi>x</mi>
            </msup>
            <mrow>
              <mi/>
              <mo stretchy="false">=</mo>
              <mi/>
            </mrow>
            <msup>
              <mrow>
                <mo stretchy="false">(</mo>
                <mi mathvariant="italic">ab</mi>
                <mo stretchy="false">)</mo>
              </mrow>
              <mi>x</mi>
            </msup>
          </mrow>
        </mtd>
      </mtr>
      <mtr>
        <mtd>
          <mrow>
            <mfrac>
              <msup>
                <mi>a</mi>
                <mi>x</mi>
              </msup>
              <msup>
                <mi>b</mi>
                <mi>x</mi>
              </msup>
            </mfrac>
            <mrow>
              <mi/>
              <mo stretchy="false">=</mo>
              <mi/>
            </mrow>
            <msup>
              <mfenced open="(" close=")">
                <mfrac>
                  <mi>a</mi>
                  <mi>b</mi>
                </mfrac>
              </mfenced>
              <mi>x</mi>
            </msup>
          </mrow>
        </mtd>
      </mtr>
      <mtr>
        <mtd>
          <mrow>
            <msup>
              <mi>a</mi>
              <mrow>
                <mn>1</mn>
                <mo stretchy="false">/</mo>
                <mi>n</mi>
              </mrow>
            </msup>
            <mrow>
              <mi/>
              <mo stretchy="false">=</mo>
              <mi/>
            </mrow>
            <mroot>
              <mi>a</mi>
              <mi>n</mi>
            </mroot>
            <mi>,</mi>
            <mi mathvariant="italic">där</mi>
            <mi>n</mi>
            <mi mathvariant="italic">är</mi>
            <mi mathvariant="italic">ett</mi>
            <mrow>
              <mi mathvariant="italic">heltal</mi>
              <mo stretchy="false">⩾</mo>
              <mn>2</mn>
            </mrow>
          </mrow>
        </mtd>
      </mtr>
    </mtable>
    <annotation encoding="StarMath 5.0">a^{x}b^{x} ~=~ (ab)^x
newline
{a^x} over {b^x} ~=~ left ( {a}over{b} right)^x
newline
a^{1/n} ~=~ nroot{n}{a}, där n är ett heltal  geslant 2  </annotation>
  </semantics>
</math>
</file>

<file path=Object 11/content.xml><?xml version="1.0" encoding="utf-8"?>
<math xmlns="http://www.w3.org/1998/Math/MathML">
  <semantics>
    <mtable>
      <mtr>
        <mtd>
          <mrow>
            <mi mathvariant="italic">specialfall</mi>
            <mi mathvariant="normal">:</mi>
            <mi/>
            <msup>
              <mi>a</mi>
              <mn>0</mn>
            </msup>
            <mrow>
              <mi/>
              <mo stretchy="false">=</mo>
              <mi/>
            </mrow>
            <mn>1,</mn>
            <mi/>
            <msup>
              <mi>a</mi>
              <mrow>
                <mo stretchy="false">−</mo>
                <mi>x</mi>
              </mrow>
            </msup>
            <mrow>
              <mi/>
              <mo stretchy="false">=</mo>
              <mi/>
            </mrow>
            <mfrac>
              <mn>1</mn>
              <msup>
                <mi>a</mi>
                <mi>x</mi>
              </msup>
            </mfrac>
          </mrow>
        </mtd>
      </mtr>
      <mtr>
        <mtd>
          <mrow>
            <mi mathvariant="italic">Talet</mi>
            <mrow>
              <mi>a</mi>
              <mo stretchy="false">⋅</mo>
              <msup>
                <mn>10</mn>
                <mi>n</mi>
              </msup>
            </mrow>
            <mi>,</mi>
            <mi mathvariant="italic">där</mi>
            <mrow>
              <mrow>
                <mn>1</mn>
                <mo stretchy="false">⩽</mo>
                <mi>a</mi>
              </mrow>
              <mo stretchy="false">&lt;</mo>
              <mn>10</mn>
            </mrow>
            <mi mathvariant="italic">och</mi>
            <mi>n</mi>
            <mi mathvariant="italic">är</mi>
            <mi mathvariant="italic">ett</mi>
            <mi mathvariant="italic">heltal</mi>
            <mi mathvariant="italic">är</mi>
            <mi mathvariant="italic">skrivet</mi>
            <mi>i</mi>
            <mi mathvariant="italic">grundpotensform.</mi>
          </mrow>
        </mtd>
      </mtr>
    </mtable>
    <annotation encoding="StarMath 5.0">specialfall:~ a^0 ~=~ 1, ~ a^{-x} ~=~ {1} over {a^x}
newline 
Talet a cdot 10^{n}, där 1  leslant a &lt; 10 och n är ett heltal är skrivet i grundpotensform.</annotation>
  </semantics>
</math>
</file>

<file path=Object 2/content.xml><?xml version="1.0" encoding="utf-8"?>
<math xmlns="http://www.w3.org/1998/Math/MathML">
  <semantics>
    <mtable>
      <mtr>
        <mtd>
          <mrow>
            <mfrac>
              <mi>a</mi>
              <mi>b</mi>
            </mfrac>
            <mrow>
              <mi/>
              <mo stretchy="false">+</mo>
              <mi/>
            </mrow>
            <mfrac>
              <mi>c</mi>
              <mi>d</mi>
            </mfrac>
            <mrow>
              <mi/>
              <mo stretchy="false">=</mo>
              <mi/>
            </mrow>
            <mfrac>
              <mrow>
                <mi mathvariant="italic">ad</mi>
                <mrow>
                  <mi/>
                  <mo stretchy="false">+</mo>
                  <mi/>
                </mrow>
                <mi mathvariant="italic">bc</mi>
              </mrow>
              <mi mathvariant="italic">bd</mi>
            </mfrac>
          </mrow>
        </mtd>
      </mtr>
      <mtr>
        <mtd>
          <mrow>
            <mfrac>
              <mfrac>
                <mi>a</mi>
                <mi>b</mi>
              </mfrac>
              <mi>c</mi>
            </mfrac>
            <mrow>
              <mi/>
              <mo stretchy="false">=</mo>
              <mi/>
            </mrow>
            <mfrac>
              <mi>a</mi>
              <mi mathvariant="italic">bc</mi>
            </mfrac>
          </mrow>
        </mtd>
      </mtr>
    </mtable>
    <annotation encoding="StarMath 5.0">{a} over {b} `+` {c} over {d} ~=~ {ad `+` bc} over {bd}
newline
{{a}over{b}}over{c} ~=~ {a} over {bc}</annotation>
  </semantics>
</math>
</file>

<file path=Object 3/content.xml><?xml version="1.0" encoding="utf-8"?>
<math xmlns="http://www.w3.org/1998/Math/MathML">
  <semantics>
    <mtable>
      <mtr>
        <mtd>
          <mrow>
            <mfrac>
              <mi>a</mi>
              <mi>b</mi>
            </mfrac>
            <mrow>
              <mi/>
              <mo stretchy="false">⋅</mo>
              <mi/>
            </mrow>
            <mfrac>
              <mi>c</mi>
              <mi>d</mi>
            </mfrac>
            <mrow>
              <mi/>
              <mo stretchy="false">=</mo>
              <mi/>
            </mrow>
            <mfrac>
              <mi mathvariant="italic">ac</mi>
              <mi mathvariant="italic">bd</mi>
            </mfrac>
          </mrow>
        </mtd>
      </mtr>
      <mtr>
        <mtd>
          <mrow>
            <mfrac>
              <mfrac>
                <mi>a</mi>
                <mi>b</mi>
              </mfrac>
              <mfrac>
                <mi>c</mi>
                <mi>d</mi>
              </mfrac>
            </mfrac>
            <mrow>
              <mi/>
              <mo stretchy="false">=</mo>
              <mi/>
            </mrow>
            <mfrac>
              <mi mathvariant="italic">ad</mi>
              <mi mathvariant="italic">bc</mi>
            </mfrac>
          </mrow>
        </mtd>
      </mtr>
    </mtable>
    <annotation encoding="StarMath 5.0">{a over b} `cdot` {c over d} ~=~ ac over bd
newline
{a over b} over {c over d} ~=~ {ad} over {bc}</annotation>
  </semantics>
</math>
</file>

<file path=Object 4/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row>
                    <mi/>
                    <mo stretchy="false">+</mo>
                    <mi/>
                  </mrow>
                  <mi>b</mi>
                </mrow>
                <mo stretchy="false">)</mo>
              </mrow>
              <mn>2</mn>
            </msup>
            <mrow>
              <mi/>
              <mo stretchy="false">=</mo>
              <mi/>
            </mrow>
            <msup>
              <mi>a</mi>
              <mn>2</mn>
            </msup>
            <mrow>
              <mi/>
              <mo stretchy="false">+</mo>
              <mn>2ab</mn>
            </mrow>
            <mrow>
              <mi/>
              <mo stretchy="false">+</mo>
              <mi/>
            </mrow>
            <msup>
              <mi>b</mi>
              <mn>2</mn>
            </msup>
            <mi/>
            <mi mathvariant="italic">kvadreringsregel</mi>
          </mrow>
        </mtd>
      </mtr>
      <mtr>
        <mtd>
          <mrow>
            <msup>
              <mrow>
                <mo stretchy="false">(</mo>
                <mrow>
                  <mi>a</mi>
                  <mrow>
                    <mi/>
                    <mo stretchy="false">−</mo>
                    <mi/>
                  </mrow>
                  <mi>b</mi>
                </mrow>
                <mo stretchy="false">)</mo>
              </mrow>
              <mn>2</mn>
            </msup>
            <mrow>
              <mi/>
              <mo stretchy="false">=</mo>
              <mi/>
            </mrow>
            <msup>
              <mi>a</mi>
              <mn>2</mn>
            </msup>
            <mrow>
              <mi/>
              <mo stretchy="false">−</mo>
              <mn>2ab</mn>
            </mrow>
            <mrow>
              <mi/>
              <mo stretchy="false">+</mo>
              <mi/>
            </mrow>
            <msup>
              <mi>b</mi>
              <mn>2</mn>
            </msup>
            <mi/>
            <mi mathvariant="italic">kvadreringsregel</mi>
          </mrow>
        </mtd>
      </mtr>
      <mtr>
        <mtd>
          <mrow>
            <msup>
              <mi>a</mi>
              <mn>2</mn>
            </msup>
            <mrow>
              <mi/>
              <mo stretchy="false">−</mo>
              <msup>
                <mi>b</mi>
                <mn>2</mn>
              </msup>
            </mrow>
            <mrow>
              <mi/>
              <mo stretchy="false">=</mo>
              <mi/>
            </mrow>
            <mrow>
              <mo stretchy="false">(</mo>
              <mrow>
                <mi>a</mi>
                <mrow>
                  <mi/>
                  <mo stretchy="false">+</mo>
                  <mi/>
                </mrow>
                <mi>b</mi>
              </mrow>
              <mo stretchy="false">)</mo>
            </mrow>
            <mrow>
              <mo stretchy="false">(</mo>
              <mrow>
                <mi>a</mi>
                <mrow>
                  <mi/>
                  <mo stretchy="false">−</mo>
                  <mi>b</mi>
                </mrow>
              </mrow>
              <mo stretchy="false">)</mo>
            </mrow>
            <mi/>
            <mi mathvariant="italic">konjugatregeln</mi>
          </mrow>
        </mtd>
      </mtr>
      <mtr>
        <mtd/>
      </mtr>
      <mtr>
        <mtd>
          <mrow>
            <msup>
              <mrow>
                <mo stretchy="false">(</mo>
                <mrow>
                  <mi>a</mi>
                  <mrow>
                    <mi/>
                    <mo stretchy="false">+</mo>
                    <mi/>
                  </mrow>
                  <mi>b</mi>
                </mrow>
                <mo stretchy="false">)</mo>
              </mrow>
              <mn>3</mn>
            </msup>
            <mrow>
              <mi/>
              <mo stretchy="false">=</mo>
              <mi/>
            </mrow>
            <msup>
              <mi>a</mi>
              <mn>3</mn>
            </msup>
            <mrow>
              <mi/>
              <mo stretchy="false">+</mo>
              <mi/>
            </mrow>
            <msup>
              <mn>3a</mn>
              <mn>2</mn>
            </msup>
            <mi>b</mi>
            <mrow>
              <mi/>
              <mo stretchy="false">+</mo>
              <mi/>
            </mrow>
            <msup>
              <mn>3ab</mn>
              <mn>2</mn>
            </msup>
            <mrow>
              <mi/>
              <mo stretchy="false">+</mo>
              <mi/>
            </mrow>
            <msup>
              <mi>b</mi>
              <mn>3</mn>
            </msup>
          </mrow>
        </mtd>
      </mtr>
      <mtr>
        <mtd>
          <mrow>
            <msup>
              <mrow>
                <mo stretchy="false">(</mo>
                <mrow>
                  <mi>a</mi>
                  <mrow>
                    <mi/>
                    <mo stretchy="false">−</mo>
                    <mi>b</mi>
                  </mrow>
                </mrow>
                <mo stretchy="false">)</mo>
              </mrow>
              <mn>3</mn>
            </msup>
            <mrow>
              <mi/>
              <mo stretchy="false">=</mo>
              <mi/>
            </mrow>
            <msup>
              <mi>a</mi>
              <mn>3</mn>
            </msup>
            <mrow>
              <mi/>
              <mo stretchy="false">−</mo>
              <msup>
                <mn>3a</mn>
                <mn>2</mn>
              </msup>
            </mrow>
            <mi>b</mi>
            <mrow>
              <mi/>
              <mo stretchy="false">+</mo>
              <mi/>
            </mrow>
            <msup>
              <mn>3ab</mn>
              <mn>2</mn>
            </msup>
            <mrow>
              <mi/>
              <mo stretchy="false">−</mo>
              <msup>
                <mi>b</mi>
                <mn>3</mn>
              </msup>
            </mrow>
          </mrow>
        </mtd>
      </mtr>
      <mtr>
        <mtd>
          <mrow>
            <msup>
              <mi>a</mi>
              <mn>3</mn>
            </msup>
            <mrow>
              <mi/>
              <mo stretchy="false">+</mo>
              <mi/>
            </mrow>
            <msup>
              <mi>b</mi>
              <mn>3</mn>
            </msup>
            <mrow>
              <mi/>
              <mo stretchy="false">=</mo>
              <mi/>
            </mrow>
            <mrow>
              <mo stretchy="false">(</mo>
              <mrow>
                <mi>a</mi>
                <mrow>
                  <mi/>
                  <mo stretchy="false">+</mo>
                  <mi/>
                </mrow>
                <mi>b</mi>
              </mrow>
              <mo stretchy="false">)</mo>
            </mrow>
            <mrow>
              <mo stretchy="false">(</mo>
              <mrow>
                <msup>
                  <mi>a</mi>
                  <mn>2</mn>
                </msup>
                <mrow>
                  <mi/>
                  <mo stretchy="false">−</mo>
                  <mi mathvariant="italic">ab</mi>
                </mrow>
                <mrow>
                  <mi/>
                  <mo stretchy="false">+</mo>
                  <mi/>
                </mrow>
                <msup>
                  <mi>b</mi>
                  <mn>2</mn>
                </msup>
              </mrow>
              <mo stretchy="false">)</mo>
            </mrow>
          </mrow>
        </mtd>
      </mtr>
      <mtr>
        <mtd>
          <mrow>
            <msup>
              <mi>a</mi>
              <mn>3</mn>
            </msup>
            <mrow>
              <mi/>
              <mo stretchy="false">−</mo>
              <msup>
                <mi>b</mi>
                <mn>3</mn>
              </msup>
            </mrow>
            <mrow>
              <mi/>
              <mo stretchy="false">=</mo>
              <mi/>
            </mrow>
            <mrow>
              <mo stretchy="false">(</mo>
              <mrow>
                <mi>a</mi>
                <mrow>
                  <mi/>
                  <mo stretchy="false">−</mo>
                  <mi>b</mi>
                </mrow>
              </mrow>
              <mo stretchy="false">)</mo>
            </mrow>
            <mrow>
              <mo stretchy="false">(</mo>
              <mrow>
                <msup>
                  <mi>a</mi>
                  <mn>2</mn>
                </msup>
                <mrow>
                  <mi/>
                  <mo stretchy="false">+</mo>
                  <mi/>
                </mrow>
                <mi mathvariant="italic">ab</mi>
                <mrow>
                  <mi/>
                  <mo stretchy="false">+</mo>
                  <mi/>
                </mrow>
                <msup>
                  <mi>b</mi>
                  <mn>2</mn>
                </msup>
              </mrow>
              <mo stretchy="false">)</mo>
            </mrow>
          </mrow>
        </mtd>
      </mtr>
    </mtable>
    <annotation encoding="StarMath 5.0">(a `+` b)^{2} ~=~ a^2 `+ 2ab `+`b^2 ~kvadreringsregel
newline
(a `-` b)^2 ~=~ a^2 `-2ab `+` b^2 ~kvadreringsregel
newline
a^2 `-b^2 ~=~ (a `+` b)(a `-b) ~konjugatregeln
newline
newline
(a`+`b)^3 ~=~ a^3 `+` 3a^{2}b `+` 3ab^2 `+` b^3
newline
(a `-b)^3 ~=~ a^3 `-3a^{2}b `+` 3ab^2 `-b^3
newline
a^3 `+` b^3 ~=~ (a `+` b)(a^2 `-ab `+`b^2)
newline
a^3 `-b^3 ~=~ (a `-b)(a^2 `+` ab `+` b^2)</annotation>
  </semantics>
</math>
</file>

<file path=Object 5/content.xml><?xml version="1.0" encoding="utf-8"?>
<math xmlns="http://www.w3.org/1998/Math/MathML">
  <semantics>
    <mrow>
      <mrow>
        <mo stretchy="false">∣</mo>
        <mi>x</mi>
        <mo stretchy="false">∣</mo>
      </mrow>
      <mrow>
        <mi/>
        <mo stretchy="false">=</mo>
        <mi/>
      </mrow>
      <mfenced open="{" close="}">
        <mtable>
          <mtr>
            <mtd>
              <mrow>
                <mi>x</mi>
                <mi/>
                <mi mathvariant="italic">om</mi>
                <mrow>
                  <mi>x</mi>
                  <mo stretchy="false">⩾</mo>
                  <mn>0</mn>
                </mrow>
              </mrow>
            </mtd>
          </mtr>
          <mtr>
            <mtd>
              <mrow>
                <mrow>
                  <mo stretchy="false">−</mo>
                  <mi>x</mi>
                </mrow>
                <mi/>
                <mi mathvariant="italic">om</mi>
                <mrow>
                  <mi>x</mi>
                  <mo stretchy="false">&lt;</mo>
                  <mn>0</mn>
                </mrow>
              </mrow>
            </mtd>
          </mtr>
        </mtable>
      </mfenced>
    </mrow>
    <annotation encoding="StarMath 5.0">lline x rline ~=~ left lbrace {binom{x~ om x geslant 0} {-x~ om x &lt; 0}  } right rbrace  </annotation>
  </semantics>
</math>
</file>

<file path=Object 6/content.xml><?xml version="1.0" encoding="utf-8"?>
<math xmlns="http://www.w3.org/1998/Math/MathML">
  <semantics>
    <mtable>
      <mtr>
        <mtd>
          <mrow>
            <msqrt>
              <mi>a</mi>
            </msqrt>
            <mrow>
              <mi/>
              <mo stretchy="false">⋅</mo>
              <mi/>
            </mrow>
            <msqrt>
              <mi>b</mi>
            </msqrt>
            <mrow>
              <mi/>
              <mo stretchy="false">=</mo>
              <mi/>
            </mrow>
            <msqrt>
              <mi mathvariant="italic">ab</mi>
            </msqrt>
            <mi>,</mi>
            <mi/>
            <mrow>
              <mi>a</mi>
              <mo stretchy="false">⩾</mo>
              <mn>0,</mn>
            </mrow>
            <mi/>
            <mrow>
              <mi>b</mi>
              <mo stretchy="false">⩾</mo>
              <mn>0</mn>
            </mrow>
          </mrow>
        </mtd>
      </mtr>
      <mtr>
        <mtd>
          <mrow>
            <mfrac>
              <msqrt>
                <mi>a</mi>
              </msqrt>
              <msqrt>
                <mi>b</mi>
              </msqrt>
            </mfrac>
            <mrow>
              <mi/>
              <mo stretchy="false">=</mo>
              <mi/>
            </mrow>
            <msqrt>
              <mfrac>
                <mi>a</mi>
                <mi>b</mi>
              </mfrac>
            </msqrt>
            <mi>,</mi>
            <mi/>
            <mrow>
              <mi>a</mi>
              <mo stretchy="false">⩾</mo>
              <mn>0,</mn>
            </mrow>
            <mi/>
            <mrow>
              <mi>b</mi>
              <mo stretchy="false">&gt;</mo>
              <mn>0</mn>
            </mrow>
          </mrow>
        </mtd>
      </mtr>
      <mtr>
        <mtd>
          <mrow>
            <msqrt>
              <mrow>
                <msup>
                  <mi>a</mi>
                  <mn>2</mn>
                </msup>
                <mi>b</mi>
              </mrow>
            </msqrt>
            <mrow>
              <mi/>
              <mo stretchy="false">=</mo>
              <mi/>
            </mrow>
            <mrow>
              <mo stretchy="false">∣</mo>
              <mi>a</mi>
              <mo stretchy="false">∣</mo>
            </mrow>
            <msqrt>
              <mi>b</mi>
            </msqrt>
            <mi>,</mi>
            <mi/>
            <mrow>
              <mi>b</mi>
              <mo stretchy="false">⩾</mo>
              <mn>0</mn>
            </mrow>
          </mrow>
        </mtd>
      </mtr>
    </mtable>
    <annotation encoding="StarMath 5.0">sqrt{a} `cdot`sqrt{b} ~=~ sqrt{ab}, ~ a geslant 0, `b geslant 0 
newline
sqrt{a} over sqrt{b} ~=~ sqrt{a over b}, ~ a geslant 0, `b &gt; 0
newline
sqrt{a^{2}b} ~=~ lline a rline sqrt{b}, ~  b geslant 0</annotation>
  </semantics>
</math>
</file>

<file path=Object 7/content.xml><?xml version="1.0" encoding="utf-8"?>
<math xmlns="http://www.w3.org/1998/Math/MathML">
  <semantics>
    <mrow>
      <msup>
        <mi>x</mi>
        <mn>2</mn>
      </msup>
      <mrow>
        <mi/>
        <mo stretchy="false">+</mo>
        <mi/>
      </mrow>
      <mi mathvariant="italic">px</mi>
      <mrow>
        <mi/>
        <mo stretchy="false">=</mo>
        <mi/>
      </mrow>
      <msup>
        <mi>x</mi>
        <mn>2</mn>
      </msup>
      <mrow>
        <mi/>
        <mo stretchy="false">+</mo>
        <mi/>
      </mrow>
      <mi mathvariant="italic">px</mi>
      <mrow>
        <mi/>
        <mo stretchy="false">+</mo>
        <mi/>
      </mrow>
      <msup>
        <mfenced open="(" close=")">
          <mfrac>
            <mi>p</mi>
            <mn>2</mn>
          </mfrac>
        </mfenced>
        <mn>2</mn>
      </msup>
      <mrow>
        <mi/>
        <mo stretchy="false">−</mo>
        <msup>
          <mfenced open="(" close=")">
            <mfrac>
              <mi>p</mi>
              <mn>2</mn>
            </mfrac>
          </mfenced>
          <mn>2</mn>
        </msup>
      </mrow>
      <mrow>
        <mi/>
        <mo stretchy="false">=</mo>
        <mi/>
      </mrow>
      <msup>
        <mfenced open="(" close=")">
          <mrow>
            <mi>x</mi>
            <mrow>
              <mi/>
              <mo stretchy="false">+</mo>
              <mi/>
            </mrow>
            <mfrac>
              <mi>p</mi>
              <mn>2</mn>
            </mfrac>
          </mrow>
        </mfenced>
        <mn>2</mn>
      </msup>
      <mrow>
        <mi/>
        <mo stretchy="false">−</mo>
        <msup>
          <mfenced open="(" close=")">
            <mfrac>
              <mi>p</mi>
              <mn>2</mn>
            </mfrac>
          </mfenced>
          <mn>2</mn>
        </msup>
      </mrow>
    </mrow>
    <annotation encoding="StarMath 5.0">x^2 `+` px ~=~ x^2 `+` px `+` left (p over 2 right )^2 `- left(p over 2 right )^2 ~=~ left (x `+` {p}over{2} right )^2 `- left (p over 2 right )^2</annotation>
  </semantics>
</math>
</file>

<file path=Object 8/content.xml><?xml version="1.0" encoding="utf-8"?>
<math xmlns="http://www.w3.org/1998/Math/MathML">
  <semantics>
    <mtable>
      <mtr>
        <mtd>
          <mrow>
            <msup>
              <mi>x</mi>
              <mn>2</mn>
            </msup>
            <mrow>
              <mi/>
              <mo stretchy="false">+</mo>
              <mi/>
            </mrow>
            <mi mathvariant="italic">px</mi>
            <mrow>
              <mi/>
              <mo stretchy="false">+</mo>
              <mi/>
            </mrow>
            <mi>q</mi>
            <mrow>
              <mi/>
              <mo stretchy="false">=</mo>
              <mi/>
            </mrow>
            <mn>0</mn>
          </mrow>
        </mtd>
      </mtr>
      <mtr>
        <mtd>
          <mrow>
            <mi>x</mi>
            <mrow>
              <mi/>
              <mo stretchy="false">=</mo>
              <mrow>
                <mi/>
                <mo stretchy="false">−</mo>
                <mfrac>
                  <mi>p</mi>
                  <mn>2</mn>
                </mfrac>
              </mrow>
            </mrow>
            <mi/>
            <mi>±</mi>
            <mi/>
            <msqrt>
              <mrow>
                <msup>
                  <mfenced open="(" close=")">
                    <mfrac>
                      <mi>p</mi>
                      <mn>2</mn>
                    </mfrac>
                  </mfenced>
                  <mn>2</mn>
                </msup>
                <mrow>
                  <mi/>
                  <mo stretchy="false">−</mo>
                  <mi>q</mi>
                </mrow>
              </mrow>
            </msqrt>
          </mrow>
        </mtd>
      </mtr>
      <mtr>
        <mtd>
          <mrow>
            <mi mathvariant="italic">Rötterna</mi>
            <mi mathvariant="italic">är</mi>
            <mi mathvariant="italic">reella</mi>
            <mi mathvariant="italic">om</mi>
            <msup>
              <mfenced open="(" close=")">
                <mfrac>
                  <mi>p</mi>
                  <mn>2</mn>
                </mfrac>
              </mfenced>
              <mn>2</mn>
            </msup>
            <mrow>
              <mi/>
              <mo stretchy="false">−</mo>
              <mi>q</mi>
            </mrow>
            <mrow>
              <mi/>
              <mo stretchy="false">⩾</mo>
              <mi/>
            </mrow>
            <mn>0</mn>
          </mrow>
        </mtd>
      </mtr>
      <mtr>
        <mtd>
          <mrow>
            <mi mathvariant="italic">Om</mi>
            <mi mathvariant="italic">ekvationen</mi>
            <msup>
              <mi>x</mi>
              <mn>2</mn>
            </msup>
            <mrow>
              <mi/>
              <mo stretchy="false">+</mo>
              <mi/>
            </mrow>
            <mi mathvariant="italic">px</mi>
            <mrow>
              <mi/>
              <mo stretchy="false">+</mo>
              <mi/>
            </mrow>
            <mi>q</mi>
            <mrow>
              <mi/>
              <mo stretchy="false">=</mo>
              <mi/>
            </mrow>
            <mn>0</mn>
            <mi/>
            <mi mathvariant="italic">har</mi>
            <mi mathvariant="italic">rötterna</mi>
            <msub>
              <mi>x</mi>
              <mn>1</mn>
            </msub>
            <mi mathvariant="italic">och</mi>
            <msub>
              <mi>x</mi>
              <mn>2</mn>
            </msub>
            <mi>,</mi>
            <mi mathvariant="italic">så</mi>
            <mi mathvariant="italic">är</mi>
          </mrow>
        </mtd>
      </mtr>
      <mtr>
        <mtd>
          <mrow>
            <mrow>
              <msub>
                <mi>x</mi>
                <mn>1</mn>
              </msub>
              <mo stretchy="false">+</mo>
              <msub>
                <mi>x</mi>
                <mn>2</mn>
              </msub>
            </mrow>
            <mrow>
              <mi/>
              <mo stretchy="false">=</mo>
              <mrow>
                <mi/>
                <mo stretchy="false">−</mo>
                <mi>p</mi>
              </mrow>
            </mrow>
          </mrow>
        </mtd>
      </mtr>
      <mtr>
        <mtd>
          <mrow>
            <msub>
              <mi>x</mi>
              <mn>1</mn>
            </msub>
            <mrow>
              <mi/>
              <mo stretchy="false">⋅</mo>
              <mi/>
            </mrow>
            <msub>
              <mi>x</mi>
              <mn>2</mn>
            </msub>
            <mrow>
              <mi/>
              <mo stretchy="false">=</mo>
              <mi/>
            </mrow>
            <mi>q</mi>
          </mrow>
        </mtd>
      </mtr>
    </mtable>
    <annotation encoding="StarMath 5.0">x^2 `+` px `+` q ~=~ 0
newline
x ~=~ `-{p} over {2} `±` sqrt{left (p over 2 right)^2 `-q}
newline 
Rötterna är reella om left (p over 2 right )^2 `-q  ~ geslant ~ 0
newline 
Om ekvationen x^2 `+` px `+` q ~=~ 0 ~har rötterna x_{1} och x_2 , så är 
newline
x_1 + x_2 ~=~ `-p
newline
x_1 `cdot` x_2 ~=~ q </annotation>
  </semantics>
</math>
</file>

<file path=Object 9/content.xml><?xml version="1.0" encoding="utf-8"?>
<math xmlns="http://www.w3.org/1998/Math/MathML">
  <semantics>
    <mtable>
      <mtr>
        <mtd>
          <mrow>
            <msup>
              <mi>a</mi>
              <mi>x</mi>
            </msup>
            <msup>
              <mi>a</mi>
              <mi>y</mi>
            </msup>
            <mrow>
              <mi/>
              <mo stretchy="false">=</mo>
              <mi/>
            </mrow>
            <msup>
              <mi>a</mi>
              <mrow>
                <mi>x</mi>
                <mrow>
                  <mi/>
                  <mo stretchy="false">+</mo>
                  <mi/>
                </mrow>
                <mi>y</mi>
              </mrow>
            </msup>
          </mrow>
        </mtd>
      </mtr>
      <mtr>
        <mtd>
          <mrow>
            <mfrac>
              <msup>
                <mi>a</mi>
                <mi>x</mi>
              </msup>
              <msup>
                <mi>a</mi>
                <mi>y</mi>
              </msup>
            </mfrac>
            <mrow>
              <mi/>
              <mo stretchy="false">=</mo>
              <mi/>
            </mrow>
            <msup>
              <mi>a</mi>
              <mrow>
                <mi>x</mi>
                <mo stretchy="false">−</mo>
                <mi>y</mi>
              </mrow>
            </msup>
          </mrow>
        </mtd>
      </mtr>
      <mtr>
        <mtd>
          <mrow>
            <msup>
              <mrow>
                <mo stretchy="false">(</mo>
                <msup>
                  <mi>a</mi>
                  <mi>x</mi>
                </msup>
                <mo stretchy="false">)</mo>
              </mrow>
              <mi>y</mi>
            </msup>
            <mrow>
              <mi/>
              <mo stretchy="false">=</mo>
              <mi/>
            </mrow>
            <msup>
              <mi>a</mi>
              <mi mathvariant="italic">xy</mi>
            </msup>
          </mrow>
        </mtd>
      </mtr>
    </mtable>
    <annotation encoding="StarMath 5.0">a^{x}a^{y} ~=~ a^{x `+` y}
newline
{a^x} over {a^y} ~=~ a^{x-y}
newline 
(a^x)^y ~=~ a^xy</annotation>
  </semantics>
</math>
</file>